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P1" style:family="paragraph">
      <style:paragraph-properties style:line-spacing="2pt"/>
    </style:style>
    <style:style style:name="P2" style:family="paragraph">
      <style:paragraph-properties style:line-spacing="4pt"/>
    </style:style>
    <style:style style:name="P3" style:family="paragraph">
      <style:paragraph-properties style:line-spacing="7pt"/>
    </style:style>
  </office:automatic-styles>
  <office:body>
    <office:text>
      <text:p text:style-name="P1">
     This is an example of paragraph with a fixed distance between two lines.(2pt)
   </text:p>
      <text:p text:style-name="P1">
     This is an example of paragraph with a fixed distance between two lines.(2pt)
   </text:p>
      <text:p text:style-name="P2">
     This is an example of paragraph with a fixed distance between two lines.(4pt)
   </text:p>
      <text:p text:style-name="P2">
     This is an example of paragraph with a fixed distance between two lines.(4pt)
   </text:p>
      <text:p text:style-name="P3">
     This is an example of paragraph with a fixed distance between two lines.(7pt)
   </text:p>
      <text:p text:style-name="P3">
     This is an example of paragraph with a fixed distance between two lines.(7pt)
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